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5000.2" calcext:value-type="float">
            <text:p>15000.2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2" calcext:value-type="float">
            <text:p>15000.2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06" calcext:value-type="float">
            <text:p>3000.06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075" calcext:value-type="float">
            <text:p>3750.0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075" calcext:value-type="float">
            <text:p>3750.0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3" calcext:value-type="float">
            <text:p>15000.3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3" calcext:value-type="float">
            <text:p>15000.3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3" calcext:value-type="float">
            <text:p>15000.3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3" calcext:value-type="float">
            <text:p>15000.3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3" calcext:value-type="float">
            <text:p>15000.3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2" calcext:value-type="float">
            <text:p>5000.2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3" calcext:value-type="float">
            <text:p>15000.3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3" calcext:value-type="float">
            <text:p>15000.3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5" calcext:value-type="float">
            <text:p>7500.1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5" calcext:value-type="float">
            <text:p>7500.1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06" calcext:value-type="float">
            <text:p>3000.06</text:p>
          </table:table-cell>
        </table:table-row>
        <table:table-row table:style-name="ro1">
          <table:table-cell/>
          <table:table-cell office:value-type="float" office:value="15000.3" calcext:value-type="float">
            <text:p>15000.3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2" calcext:value-type="float">
            <text:p>15000.2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1" calcext:value-type="float">
            <text:p>5000.1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" calcext:value-type="float">
            <text:p>7500.1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1" calcext:value-type="float">
            <text:p>5000.1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5" calcext:value-type="float">
            <text:p>7500.15</text:p>
          </table:table-cell>
          <table:table-cell office:value-type="float" office:value="5000.1" calcext:value-type="float">
            <text:p>5000.1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5" calcext:value-type="float">
            <text:p>7500.1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5" calcext:value-type="float">
            <text:p>7500.1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3" calcext:value-type="float">
            <text:p>15000.3</text:p>
          </table:table-cell>
          <table:table-cell office:value-type="float" office:value="7500.15" calcext:value-type="float">
            <text:p>7500.1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5" calcext:value-type="float">
            <text:p>7500.1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5" calcext:value-type="float">
            <text:p>7500.1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5" calcext:value-type="float">
            <text:p>7500.15</text:p>
          </table:table-cell>
          <table:table-cell office:value-type="float" office:value="5000.1" calcext:value-type="float">
            <text:p>5000.1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1" calcext:value-type="float">
            <text:p>5000.1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" calcext:value-type="float">
            <text:p>7500.1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" calcext:value-type="float">
            <text:p>7500.1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06" calcext:value-type="float">
            <text:p>3000.06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5" calcext:value-type="float">
            <text:p>7500.1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06" calcext:value-type="float">
            <text:p>3000.06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333333" calcext:value-type="float">
            <text:p>5000.333333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06" calcext:value-type="float">
            <text:p>3000.06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" calcext:value-type="float">
            <text:p>7500.1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04" calcext:value-type="float">
            <text:p>3000.04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5" calcext:value-type="float">
            <text:p>7500.1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3" calcext:value-type="float">
            <text:p>15000.3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15" calcext:value-type="float">
            <text:p>7500.1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3" calcext:value-type="float">
            <text:p>15000.3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1" calcext:value-type="float">
            <text:p>5000.1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06" calcext:value-type="float">
            <text:p>3000.06</text:p>
          </table:table-cell>
        </table:table-row>
        <table:table-row table:style-name="ro1">
          <table:table-cell/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7:41:17.198459958</meta:creation-date>
    <dc:date>2018-05-04T17:43:04.005984972</dc:date>
    <meta:editing-duration>PT1M47S</meta:editing-duration>
    <meta:editing-cycles>1</meta:editing-cycles>
    <meta:document-statistic meta:table-count="1" meta:cell-count="305" meta:object-count="0"/>
    <meta:generator>LibreOffice/6.0.3.2$Linux_X86_64 LibreOffice_project/00m0$Build-2</meta:generator>
  </office:meta>
</office:document-meta>
</file>